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56E7E6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.5cm" svg:height="1cm" svg:x="10cm" svg:y="14cm">
          <draw:image xlink:href="Pictures/10000201000000100000001056E7E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18T18:01:59</dc:date>
    <dc:creator>Tiago Bomventi</dc:creator>
    <meta:document-statistic meta:object-count="1"/>
    <meta:generator>OpenOffice.org/3.2$Linux OpenOffice.org_project/320m19$Build-9505</meta:generator>
  </office:meta>
</office:document-meta>
</file>